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23e" officeooo:paragraph-rsid="000ac2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5:33:27.876842408</meta:creation-date>
    <dc:date>2020-01-24T15:33:54.524482944</dc:date>
    <meta:editing-duration>PT27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5.1.6.2$Linux_X86_64 LibreOffice_project/10m0$Build-2</meta:generator>
  </office:meta>
</office:document-meta>
</file>